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" fo:background-color="#e6f0bb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8" style:family="table-row">
      <style:table-row-properties fo:background-color="transparent" fo:keep-together="auto">
        <style:background-image/>
      </style:table-row-properties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fo:background-color="transparent" fo:keep-together="auto">
        <style:background-image/>
      </style:table-row-properties>
    </style:style>
    <style:style style:name="Table1.A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2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1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9a4565" officeooo:paragraph-rsid="01303fbf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a4565" officeooo:paragraph-rsid="0134eceb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a4565" officeooo:paragraph-rsid="013ef377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14d2442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12c5f0b" officeooo:paragraph-rsid="012c5f0b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12c5f0b" officeooo:paragraph-rsid="01303fbf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12c5f0b" officeooo:paragraph-rsid="0134eceb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12c5f0b" officeooo:paragraph-rsid="013ef377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1334aa0" officeooo:paragraph-rsid="01334aa0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1334aa0" officeooo:paragraph-rsid="013b884d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1334aa0" officeooo:paragraph-rsid="01403d78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1334aa0" officeooo:paragraph-rsid="014437c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13867e5" officeooo:paragraph-rsid="013867e5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13f088d" officeooo:paragraph-rsid="013f088d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a149a" officeooo:paragraph-rsid="014d2442" style:font-size-asian="11pt" style:font-size-complex="11pt"/>
    </style:style>
    <style:style style:name="P46" style:family="paragraph" style:parent-style-name="Table_20_Contents">
      <style:text-properties style:font-name="FreeSans" fo:font-size="11pt" officeooo:rsid="014f7f2e" officeooo:paragraph-rsid="014f7f2e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1pt" officeooo:rsid="01583a18" officeooo:paragraph-rsid="01583a18" style:font-size-asian="11pt" style:font-size-complex="11pt"/>
    </style:style>
    <style:style style:name="P48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FreeSans" fo:font-size="11pt" officeooo:rsid="009a4565" officeooo:paragraph-rsid="013a8c25" fo:background-color="transparent" style:font-size-asian="11pt" style:font-size-complex="11pt"/>
    </style:style>
    <style:style style:name="P53" style:family="paragraph" style:parent-style-name="Table_20_Contents">
      <loext:graphic-properties draw:fill="solid" draw:fill-color="#f7a19a" draw:opacity="100%"/>
      <style:paragraph-properties fo:background-color="#f7a19a"/>
      <style:text-properties style:font-name="FreeSans" fo:font-size="11pt" officeooo:rsid="009a4565" officeooo:paragraph-rsid="013a8c25" fo:background-color="transparent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12c5f0b" officeooo:paragraph-rsid="012c5f0b" fo:background-color="transparent" style:font-size-asian="11pt" style:font-size-complex="11pt"/>
    </style:style>
    <style:style style:name="P55" style:family="paragraph" style:parent-style-name="Table_20_Contents">
      <loext:graphic-properties draw:fill="solid" draw:fill-color="#f7a19a" draw:opacity="100%"/>
      <style:paragraph-properties fo:background-color="#f7a19a"/>
      <style:text-properties style:font-name="FreeSans" fo:font-size="11pt" officeooo:rsid="014869e1" officeooo:paragraph-rsid="014869e1" fo:background-color="transparent" style:font-size-asian="11pt" style:font-size-complex="11pt"/>
    </style:style>
    <style:style style:name="P56" style:family="paragraph" style:parent-style-name="Table_20_Contents">
      <style:text-properties style:font-name="FreeSans" fo:font-size="11pt" officeooo:rsid="0092a2c3" officeooo:paragraph-rsid="00a27337" fo:background-color="transparent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1pt" officeooo:rsid="013867e5" officeooo:paragraph-rsid="013867e5" fo:background-color="transparent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3ef377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413d32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fo:background-color="#add58a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fo:background-color="#add58a" style:font-size-asian="11pt" style:font-weight-asian="normal" style:font-size-complex="11pt" style:font-weight-complex="normal"/>
    </style:style>
    <style:style style:name="P72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fo:background-color="#add58a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text-position="super 58%" style:font-name="FreeSans" fo:font-size="11pt" officeooo:rsid="012e0eaf" officeooo:paragraph-rsid="012e0eaf" style:font-size-asian="11pt" style:font-size-complex="11pt"/>
    </style:style>
    <style:style style:name="P80" style:family="paragraph" style:parent-style-name="Footer">
      <style:text-properties fo:font-size="2pt" style:font-size-asian="1.75pt" style:font-size-complex="2pt"/>
    </style:style>
    <style:style style:name="P8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82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8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87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88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90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91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2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93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9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9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9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9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9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100" style:family="paragraph" style:parent-style-name="Standard">
      <style:text-properties officeooo:paragraph-rsid="00a27337"/>
    </style:style>
    <style:style style:name="P10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2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10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04" style:family="paragraph" style:parent-style-name="Footnote">
      <style:text-properties style:font-name="FreeSans" officeooo:rsid="01238f9e" officeooo:paragraph-rsid="01238f9e"/>
    </style:style>
    <style:style style:name="P105" style:family="paragraph" style:parent-style-name="Footnote">
      <style:text-properties style:font-name="FreeSans" officeooo:rsid="01238f9e" officeooo:paragraph-rsid="01565a60"/>
    </style:style>
    <style:style style:name="P106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10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f1af49" style:font-size-asian="14pt" style:font-size-complex="14pt"/>
    </style:style>
    <style:style style:name="P10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10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10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1234442" style:font-size-asian="14pt" style:font-size-complex="14pt"/>
    </style:style>
    <style:style style:name="P111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1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f1af49" style:font-size-asian="14pt" style:font-size-complex="14pt"/>
    </style:style>
    <style:style style:name="P113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1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15" style:family="paragraph">
      <loext:graphic-properties draw:fill-color="#2c3756"/>
    </style:style>
    <style:style style:name="P11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e7949" style:font-style-asian="italic" style:font-style-complex="italic"/>
    </style:style>
    <style:style style:name="T15" style:family="text">
      <style:text-properties fo:font-style="italic" fo:text-shadow="1pt 1pt" officeooo:rsid="014d2442" style:font-style-asian="italic" style:font-style-complex="italic"/>
    </style:style>
    <style:style style:name="T16" style:family="text">
      <style:text-properties fo:font-style="italic" fo:text-shadow="1pt 1pt" fo:font-weight="bold" officeooo:rsid="011cca64" style:font-style-asian="italic" style:font-weight-asian="bold" style:font-style-complex="italic" style:font-weight-complex="bold"/>
    </style:style>
    <style:style style:name="T17" style:family="text">
      <style:text-properties fo:font-style="italic" fo:text-shadow="1pt 1pt" fo:font-weight="bold" officeooo:rsid="011e7949" style:font-style-asian="italic" style:font-weight-asian="bold" style:font-style-complex="italic" style:font-weight-complex="bold"/>
    </style:style>
    <style:style style:name="T18" style:family="text">
      <style:text-properties fo:font-style="italic" fo:text-shadow="1pt 1pt" fo:font-weight="bold" officeooo:rsid="014a52fe" style:font-style-asian="italic" style:font-weight-asian="bold" style:font-style-complex="italic" style:font-weight-complex="bold"/>
    </style:style>
    <style:style style:name="T19" style:family="text">
      <style:text-properties officeooo:rsid="004abc32"/>
    </style:style>
    <style:style style:name="T20" style:family="text">
      <style:text-properties officeooo:rsid="004daecd"/>
    </style:style>
    <style:style style:name="T21" style:family="text">
      <style:text-properties officeooo:rsid="0056037d"/>
    </style:style>
    <style:style style:name="T22" style:family="text">
      <style:text-properties officeooo:rsid="0056880a"/>
    </style:style>
    <style:style style:name="T23" style:family="text">
      <style:text-properties officeooo:rsid="005e11f2"/>
    </style:style>
    <style:style style:name="T24" style:family="text">
      <style:text-properties officeooo:rsid="00643b5b"/>
    </style:style>
    <style:style style:name="T25" style:family="text">
      <style:text-properties officeooo:rsid="006447c7"/>
    </style:style>
    <style:style style:name="T26" style:family="text">
      <style:text-properties officeooo:rsid="006e77e3"/>
    </style:style>
    <style:style style:name="T27" style:family="text">
      <style:text-properties officeooo:rsid="00754dc6"/>
    </style:style>
    <style:style style:name="T28" style:family="text">
      <style:text-properties officeooo:rsid="00781c0a"/>
    </style:style>
    <style:style style:name="T29" style:family="text">
      <style:text-properties officeooo:rsid="007be56f"/>
    </style:style>
    <style:style style:name="T30" style:family="text">
      <style:text-properties officeooo:rsid="008266cf"/>
    </style:style>
    <style:style style:name="T31" style:family="text">
      <style:text-properties officeooo:rsid="0082c6f3"/>
    </style:style>
    <style:style style:name="T32" style:family="text">
      <style:text-properties officeooo:rsid="0084dcd5"/>
    </style:style>
    <style:style style:name="T33" style:family="text">
      <style:text-properties officeooo:rsid="0086fbf3"/>
    </style:style>
    <style:style style:name="T34" style:family="text">
      <style:text-properties officeooo:rsid="008a52d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8a52dc" style:font-weight-asian="normal" style:font-weight-complex="normal"/>
    </style:style>
    <style:style style:name="T37" style:family="text">
      <style:text-properties fo:font-weight="normal" officeooo:rsid="008f7733" style:font-weight-asian="normal" style:font-weight-complex="normal"/>
    </style:style>
    <style:style style:name="T38" style:family="text">
      <style:text-properties fo:font-weight="normal" officeooo:rsid="011398e8" style:font-weight-asian="normal" style:font-weight-complex="normal"/>
    </style:style>
    <style:style style:name="T39" style:family="text">
      <style:text-properties fo:font-weight="normal" officeooo:rsid="01513a0e" style:font-weight-asian="normal" style:font-weight-complex="normal"/>
    </style:style>
    <style:style style:name="T40" style:family="text">
      <style:text-properties officeooo:rsid="008b7029"/>
    </style:style>
    <style:style style:name="T41" style:family="text">
      <style:text-properties officeooo:rsid="008d5e7e"/>
    </style:style>
    <style:style style:name="T42" style:family="text">
      <style:text-properties officeooo:rsid="00926a52"/>
    </style:style>
    <style:style style:name="T43" style:family="text">
      <style:text-properties officeooo:rsid="00927cb8"/>
    </style:style>
    <style:style style:name="T44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text-outline="false" style:text-position="0% 100%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47" style:family="text">
      <style:text-properties style:use-window-font-color="true" style:text-outline="false" style:text-position="0% 100%" fo:font-style="normal" fo:text-shadow="none" fo:font-weight="normal" officeooo:rsid="013f37ec" style:font-style-asian="normal" style:font-weight-asian="normal" style:font-style-complex="normal" style:font-weight-complex="normal"/>
    </style:style>
    <style:style style:name="T48" style:family="text">
      <style:text-properties style:use-window-font-color="true" style:text-outline="false" style:text-position="0% 100%" fo:font-style="normal" fo:text-shadow="1pt 1pt" fo:font-weight="normal" officeooo:rsid="010e222e" style:font-style-asian="normal" style:font-weight-asian="normal" style:font-style-complex="normal" style:font-weight-complex="normal"/>
    </style:style>
    <style:style style:name="T49" style:family="text">
      <style:text-properties style:use-window-font-color="true" style:text-outline="false" style:text-position="0% 100%" fo:font-style="normal" fo:text-shadow="1pt 1pt" fo:font-weight="normal" officeooo:rsid="013a64bd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text-outline="false" style:text-position="0% 100%" fo:font-style="normal" fo:text-shadow="1pt 1pt" fo:font-weight="normal" officeooo:rsid="013a8c25" style:font-style-asian="normal" style:font-weight-asian="normal" style:font-style-complex="normal" style:font-weight-complex="normal"/>
    </style:style>
    <style:style style:name="T51" style:family="text">
      <style:text-properties style:use-window-font-color="true" style:text-outline="false" style:text-position="0% 100%" fo:font-style="normal" fo:text-shadow="1pt 1pt" fo:font-weight="bold" officeooo:rsid="013a64bd" style:font-style-asian="normal" style:font-weight-asian="bold" style:font-style-complex="normal" style:font-weight-complex="bold"/>
    </style:style>
    <style:style style:name="T52" style:family="text">
      <style:text-properties style:use-window-font-color="true" style:text-outline="false" style:text-position="0% 100%" fo:font-style="normal" fo:text-shadow="1pt 1pt" fo:font-weight="bold" officeooo:rsid="013a8c25" style:font-style-asian="normal" style:font-weight-asian="bold" style:font-style-complex="normal" style:font-weight-complex="bold"/>
    </style:style>
    <style:style style:name="T53" style:family="text">
      <style:text-properties style:use-window-font-color="true" style:text-outline="false" fo:font-style="normal" fo:text-shadow="none" fo:font-weight="normal" style:font-style-asian="normal" style:font-weight-asian="normal" style:font-style-complex="normal" style:font-weight-complex="normal"/>
    </style:style>
    <style:style style:name="T54" style:family="text">
      <style:text-properties officeooo:rsid="00b426a3"/>
    </style:style>
    <style:style style:name="T55" style:family="text">
      <style:text-properties fo:text-shadow="none" officeooo:rsid="00d3510f"/>
    </style:style>
    <style:style style:name="T56" style:family="text">
      <style:text-properties fo:text-shadow="none" style:text-underline-style="none" fo:font-weight="bold" style:font-weight-asian="bold" style:font-weight-complex="bold"/>
    </style:style>
    <style:style style:name="T57" style:family="text">
      <style:text-properties style:text-outline="false" fo:font-style="normal" fo:text-shadow="none" style:font-style-asian="normal" style:font-style-complex="normal"/>
    </style:style>
    <style:style style:name="T58" style:family="text">
      <style:text-properties style:text-outline="false" fo:font-style="normal" fo:text-shadow="none" officeooo:rsid="010e222e" style:font-style-asian="normal" style:font-style-complex="normal"/>
    </style:style>
    <style:style style:name="T59" style:family="text">
      <style:text-properties style:text-outline="false" fo:font-style="normal" fo:text-shadow="none" officeooo:rsid="01110f6d" style:font-style-asian="normal" style:font-style-complex="normal"/>
    </style:style>
    <style:style style:name="T60" style:family="text">
      <style:text-properties style:text-outline="false" fo:font-style="normal" fo:text-shadow="none" officeooo:rsid="011123c6" style:font-style-asian="normal" style:font-style-complex="normal"/>
    </style:style>
    <style:style style:name="T61" style:family="text">
      <style:text-properties style:text-outline="false" fo:font-style="normal" fo:text-shadow="none" officeooo:rsid="0117022b" style:font-style-asian="normal" style:font-style-complex="normal"/>
    </style:style>
    <style:style style:name="T62" style:family="text">
      <style:text-properties style:text-outline="false" fo:font-style="normal" fo:text-shadow="none" officeooo:rsid="0118f9dc" style:font-style-asian="normal" style:font-style-complex="normal"/>
    </style:style>
    <style:style style:name="T63" style:family="text">
      <style:text-properties style:text-outline="false" fo:font-style="normal" fo:text-shadow="none" officeooo:rsid="011a0bc0" style:font-style-asian="normal" style:font-style-complex="normal"/>
    </style:style>
    <style:style style:name="T64" style:family="text">
      <style:text-properties style:text-outline="false" fo:font-style="normal" fo:text-shadow="none" officeooo:rsid="011ad85b" style:font-style-asian="normal" style:font-style-complex="normal"/>
    </style:style>
    <style:style style:name="T65" style:family="text">
      <style:text-properties style:text-outline="false" fo:font-style="normal" fo:text-shadow="none" officeooo:rsid="012c5f0b" style:font-style-asian="normal" style:font-style-complex="normal"/>
    </style:style>
    <style:style style:name="T66" style:family="text">
      <style:text-properties style:text-outline="false" fo:font-style="normal" fo:text-shadow="none" officeooo:rsid="012e0eaf" style:font-style-asian="normal" style:font-style-complex="normal"/>
    </style:style>
    <style:style style:name="T67" style:family="text">
      <style:text-properties style:text-outline="false" fo:font-style="normal" fo:text-shadow="none" officeooo:rsid="0134eceb" style:font-style-asian="normal" style:font-style-complex="normal"/>
    </style:style>
    <style:style style:name="T68" style:family="text">
      <style:text-properties style:text-outline="false" fo:font-style="normal" fo:text-shadow="none" officeooo:rsid="013a64bd" style:font-style-asian="normal" style:font-style-complex="normal"/>
    </style:style>
    <style:style style:name="T69" style:family="text">
      <style:text-properties style:text-outline="false" fo:font-style="normal" fo:text-shadow="none" officeooo:rsid="013a8c25" style:font-style-asian="normal" style:font-style-complex="normal"/>
    </style:style>
    <style:style style:name="T70" style:family="text">
      <style:text-properties style:text-outline="false" fo:font-style="normal" fo:text-shadow="none" officeooo:rsid="013ef377" style:font-style-asian="normal" style:font-style-complex="normal"/>
    </style:style>
    <style:style style:name="T71" style:family="text">
      <style:text-properties style:text-outline="false" fo:font-style="normal" fo:text-shadow="none" officeooo:rsid="01467bdb" style:font-style-asian="normal" style:font-style-complex="normal"/>
    </style:style>
    <style:style style:name="T72" style:family="text">
      <style:text-properties style:text-outline="false" fo:font-style="normal" fo:text-shadow="none" fo:background-color="#add58a" loext:char-shading-value="0" style:font-style-asian="normal" style:font-style-complex="normal"/>
    </style:style>
    <style:style style:name="T73" style:family="text">
      <style:text-properties style:text-outline="false" fo:font-style="normal" fo:text-shadow="none" officeooo:rsid="0145be79" fo:background-color="#add58a" loext:char-shading-value="0" style:font-style-asian="normal" style:font-style-complex="normal"/>
    </style:style>
    <style:style style:name="T74" style:family="text">
      <style:text-properties style:text-outline="false" fo:font-style="normal" fo:text-shadow="none" officeooo:rsid="0118f9dc" fo:background-color="#add58a" loext:char-shading-value="0" style:font-style-asian="normal" style:font-style-complex="normal"/>
    </style:style>
    <style:style style:name="T75" style:family="text">
      <style:text-properties style:text-outline="false" fo:font-style="normal" fo:text-shadow="none" officeooo:rsid="014d2442" fo:background-color="#add58a" loext:char-shading-value="0" style:font-style-asian="normal" style:font-style-complex="normal"/>
    </style:style>
    <style:style style:name="T76" style:family="text">
      <style:text-properties style:text-outline="false" fo:font-style="normal" fo:text-shadow="none" officeooo:rsid="011ad85b" fo:background-color="#add58a" loext:char-shading-value="0" style:font-style-asian="normal" style:font-style-complex="normal"/>
    </style:style>
    <style:style style:name="T77" style:family="text">
      <style:text-properties style:text-outline="false" fo:font-style="normal" fo:text-shadow="none" fo:background-color="transparent" loext:char-shading-value="0" style:font-style-asian="normal" style:font-style-complex="normal"/>
    </style:style>
    <style:style style:name="T78" style:family="text">
      <style:text-properties style:text-outline="false" fo:font-style="normal" fo:text-shadow="none" officeooo:rsid="013a64bd" fo:background-color="transparent" loext:char-shading-value="0" style:font-style-asian="normal" style:font-style-complex="normal"/>
    </style:style>
    <style:style style:name="T79" style:family="text">
      <style:text-properties style:text-outline="false" fo:font-style="normal" fo:text-shadow="1pt 1pt" style:font-style-asian="normal" style:font-style-complex="normal"/>
    </style:style>
    <style:style style:name="T80" style:family="text">
      <style:text-properties style:text-outline="false" fo:font-style="normal" fo:text-shadow="1pt 1pt" officeooo:rsid="010e222e" style:font-style-asian="normal" style:font-style-complex="normal"/>
    </style:style>
    <style:style style:name="T81" style:family="text">
      <style:text-properties style:text-outline="false" fo:font-style="normal" fo:text-shadow="1pt 1pt" officeooo:rsid="012c5f0b" style:font-style-asian="normal" style:font-style-complex="normal"/>
    </style:style>
    <style:style style:name="T82" style:family="text">
      <style:text-properties style:text-outline="false" fo:font-style="normal" fo:text-shadow="1pt 1pt" fo:background-color="transparent" loext:char-shading-value="0" style:font-style-asian="normal" style:font-style-complex="normal"/>
    </style:style>
    <style:style style:name="T83" style:family="text">
      <style:text-properties style:text-outline="false" fo:font-style="normal" fo:text-shadow="1pt 1pt" fo:background-color="#add58a" loext:char-shading-value="0" style:font-style-asian="normal" style:font-style-complex="normal"/>
    </style:style>
    <style:style style:name="T84" style:family="text">
      <style:text-properties style:text-outline="false" fo:font-style="italic" fo:text-shadow="none" officeooo:rsid="011ad85b" style:font-style-asian="italic" style:font-style-complex="italic"/>
    </style:style>
    <style:style style:name="T85" style:family="text">
      <style:text-properties style:text-outline="false" fo:font-style="italic" fo:text-shadow="none" officeooo:rsid="011ad85b" fo:background-color="#add58a" loext:char-shading-value="0" style:font-style-asian="italic" style:font-style-complex="italic"/>
    </style:style>
    <style:style style:name="T86" style:family="text">
      <style:text-properties style:text-outline="false" style:text-position="super 58%" fo:font-style="normal" fo:text-shadow="none" officeooo:rsid="012e9672" style:font-style-asian="normal" style:font-style-complex="normal"/>
    </style:style>
    <style:style style:name="T87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88" style:family="text">
      <style:text-properties fo:color="#405e01" style:text-outline="false" style:text-position="super 58%" fo:font-style="normal" fo:text-shadow="none" fo:font-weight="bold" style:font-style-asian="normal" style:font-weight-asian="bold" style:font-style-complex="normal" style:font-weight-complex="bold"/>
    </style:style>
    <style:style style:name="T89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90" style:family="text">
      <style:text-properties officeooo:rsid="00d3510f"/>
    </style:style>
    <style:style style:name="T91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92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93" style:family="text">
      <style:text-properties officeooo:rsid="00e2854f"/>
    </style:style>
    <style:style style:name="T94" style:family="text">
      <style:text-properties officeooo:rsid="00e48366"/>
    </style:style>
    <style:style style:name="T95" style:family="text">
      <style:text-properties officeooo:rsid="00e756ba"/>
    </style:style>
    <style:style style:name="T96" style:family="text">
      <style:text-properties officeooo:rsid="00e8b491"/>
    </style:style>
    <style:style style:name="T97" style:family="text">
      <style:text-properties officeooo:rsid="00ee54dc"/>
    </style:style>
    <style:style style:name="T98" style:family="text">
      <style:text-properties officeooo:rsid="00efb7cb"/>
    </style:style>
    <style:style style:name="T99" style:family="text">
      <style:text-properties officeooo:rsid="00e9dcd1"/>
    </style:style>
    <style:style style:name="T100" style:family="text">
      <style:text-properties officeooo:rsid="00e7df50"/>
    </style:style>
    <style:style style:name="T101" style:family="text">
      <style:text-properties officeooo:rsid="00f55167"/>
    </style:style>
    <style:style style:name="T102" style:family="text">
      <style:text-properties officeooo:rsid="00f8cee0"/>
    </style:style>
    <style:style style:name="T103" style:family="text">
      <style:text-properties officeooo:rsid="010436dd"/>
    </style:style>
    <style:style style:name="T104" style:family="text">
      <style:text-properties officeooo:rsid="0106aee1"/>
    </style:style>
    <style:style style:name="T105" style:family="text">
      <style:text-properties officeooo:rsid="010ba5c8"/>
    </style:style>
    <style:style style:name="T106" style:family="text">
      <style:text-properties officeooo:rsid="011e7949"/>
    </style:style>
    <style:style style:name="T107" style:family="text">
      <style:text-properties officeooo:rsid="0134eceb"/>
    </style:style>
    <style:style style:name="T108" style:family="text">
      <style:text-properties officeooo:rsid="013867e5"/>
    </style:style>
    <style:style style:name="T109" style:family="text">
      <style:text-properties officeooo:rsid="013d462d"/>
    </style:style>
    <style:style style:name="T110" style:family="text">
      <style:text-properties officeooo:rsid="013ef377"/>
    </style:style>
    <style:style style:name="T111" style:family="text">
      <style:text-properties officeooo:rsid="01403d78"/>
    </style:style>
    <style:style style:name="T112" style:family="text">
      <style:text-properties officeooo:rsid="01413d32"/>
    </style:style>
    <style:style style:name="T113" style:family="text">
      <style:text-properties officeooo:rsid="014437c7"/>
    </style:style>
    <style:style style:name="T114" style:family="text">
      <style:text-properties officeooo:rsid="0145be79"/>
    </style:style>
    <style:style style:name="T115" style:family="text">
      <style:text-properties officeooo:rsid="014d2442"/>
    </style:style>
    <style:style style:name="T116" style:family="text">
      <style:text-properties officeooo:rsid="014f7f2e"/>
    </style:style>
    <style:style style:name="T117" style:family="text">
      <style:text-properties officeooo:rsid="0154c510"/>
    </style:style>
    <style:style style:name="T118" style:family="text">
      <style:text-properties officeooo:rsid="01565a60"/>
    </style:style>
    <style:style style:name="T11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4" draw:name="Shape2" draw:style-name="gr4" draw:text-style-name="P11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96">Caso de prueba <text:span text:style-name="T90">CP03: </text:span><text:span text:style-name="T55">Funcionalidad de ABM de formularios</text:span></text:p>
      <text:p text:style-name="P94"><draw:frame draw:style-name="fr2" draw:name="Image1" text:anchor-type="as-char" svg:width="14.6cm" svg:height="6.6cm" draw:z-index="16"><draw:image xlink:href="Pictures/1000020100000226000000FA04E233DC2B932CD2.png" xlink:type="simple" xlink:show="embed" xlink:actuate="onLoad" loext:mime-type="image/png"/></draw:frame></text:p>
      <text:p text:style-name="P95"><text:span text:style-name="T8">Proyecto </text:span><text:span text:style-name="T5">Colibrí</text:span></text:p>
      <text:p text:style-name="P81"/>
      <text:p text:style-name="P83">Asignatura</text:p>
      <text:p text:style-name="P81">Laboratorio de desarrollo de software</text:p>
      <text:p text:style-name="P81"/>
      <text:p text:style-name="P83">Autor</text:p>
      <text:p text:style-name="P82">Cinthia Lima</text:p>
      <text:p text:style-name="P81"/>
      <text:p text:style-name="P83">Fecha de redacción</text:p>
      <text:p text:style-name="P81"><text:span text:style-name="T2">12</text:span>/<text:span text:style-name="T2">11</text:span>/<text:span text:style-name="T2">2017</text:span></text:p>
      <text:p text:style-name="P101"><draw:custom-shape text:anchor-type="paragraph" draw:z-index="1" draw:name="Shape1" draw:style-name="gr2" draw:text-style-name="P11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8" svg:width="6.501cm" svg:height="18.5cm" svg:x="0.499cm" svg:y="0.75cm"><draw:text-box><text:p text:style-name="P117"><text:span text:style-name="T119">En <text:s/>este documento se establecen de manera precisa las condiciones de ejecución, las entradas y salidas esperadas de los diferentes casos de pruebas.</text:span></text:p></draw:text-box></draw:frame></text:p>
      <text:p text:style-name="P103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8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8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8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8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9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60">Página 6, 7 y 8</text:p>
          </table:table-cell>
        </table:table-row>
      </table:table>
      <text:p text:style-name="P102"><text:span text:style-name="T91">CP0</text:span><text:span text:style-name="T92">3</text:span><text:span text:style-name="T91">: “Funcionalidad de ABM de formularios</text:span><text:span text:style-name="T56">”</text:span></text:p>
      <text:p text:style-name="P97">Descripción <text:span text:style-name="T9">general</text:span></text:p>
      <text:p text:style-name="P87">Mediante este caso de prueba se buscar verificar el correcto funcionamiento de la <text:span text:style-name="T94">creación</text:span>, eliminación y modificación de formularios <text:span text:style-name="T30">del CU03 : “ABM de formularios”</text:span>. <text:span text:style-name="T27">Probando cada funcionalidad de manera individual y combinando su valores de entrada.</text:span></text:p>
      <text:p text:style-name="P84"/>
      <text:p text:style-name="P98">Condiciones de ejecución</text:p>
      <text:p text:style-name="P88">Para la ejecución de este caso de prueba debe existir una base de datos <text:span text:style-name="T10">implementada en un servidor</text:span> que posea las entidades “WorkFlow Usuario”, “Gestor de formularios”, “<text:span text:style-name="T95">Formulario</text:span>” <text:span text:style-name="T95">y</text:span> “<text:span text:style-name="T95">Campo</text:span>” <text:span text:style-name="T95">(Campo Texto, Área Texto, Lista Desplegable, Lista checkbox, Lista radio button, Fecha)</text:span>.</text:p>
      <text:p text:style-name="P90">También se debe hacer el previo inicio de sesión con permisos de <text:span text:style-name="T96">gestor de formularios</text:span> para <text:span text:style-name="T19">poder acceder a las funcionalidades antes mencionadas.</text:span></text:p>
      <text:p text:style-name="P85"/>
      <text:p text:style-name="P99">Entrada</text:p>
      <text:p text:style-name="P89">Se realizaran 3 secuencias de pruebas, una para cada funcionalidad del ABM (Alta, Baja y Modificación <text:span text:style-name="T11">de formularios</text:span>)</text:p>
      <text:p text:style-name="P90">Se <text:span text:style-name="T20">describirán tres paso a paso para cada funcionalidad:</text:span></text:p>
      <text:list xml:id="list3879059897" text:style-name="L1">
        <text:list-item>
          <text:p text:style-name="P106">Alta de formularios</text:p>
          <text:list>
            <text:list-item>
              <text:p text:style-name="P107">Paso 1: <text:span text:style-name="T21">Se ingresa al sistema Colibrí con un usuario con permisos de creación de formulario.</text:span></text:p>
            </text:list-item>
            <text:list-item>
              <text:p text:style-name="P107">Paso 2: <text:span text:style-name="T22">Se selecciona la opción para agregar un nuevo formulario.</text:span></text:p>
            </text:list-item>
            <text:list-item>
              <text:p text:style-name="P107">Paso <text:span text:style-name="T99">3</text:span>: <text:span text:style-name="T25">Se abre la ventana para crear un nuevo formulario.</text:span></text:p>
            </text:list-item>
            <text:list-item>
              <text:p text:style-name="P110">Paso <text:span text:style-name="T99">4</text:span>: <text:span text:style-name="T100">Se completan los campos para dar de alta el formulario: correo de respuestas, marca un opción en caso de que desee recibir las respuestas por correo, titulo, descripción, elegir los </text:span><text:soft-page-break/><text:span text:style-name="T100">destinatarios del formulario y definir una fechas limites. También se <text:s/>darán de alta todos los campos correspondientes</text:span><text:span text:style-name="T100"><text:note text:id="ftn1" text:note-class="footnote"><text:note-citation>1</text:note-citation><text:note-body><text:p text:style-name="P104">La prueba de la alta de campos se realiza en el CP02</text:p></text:note-body></text:note></text:span><text:span text:style-name="T100">.</text:span></text:p>
            </text:list-item>
            <text:list-item>
              <text:p text:style-name="P112">Paso <text:span text:style-name="T99">7</text:span>: <text:span text:style-name="T100">Se publica el nuevo formulario con datos y campos especificados.</text:span></text:p>
            </text:list-item>
          </text:list>
        </text:list-item>
        <text:list-item>
          <text:p text:style-name="P106">Baja de formularios</text:p>
          <text:list>
            <text:list-item>
              <text:p text:style-name="P108">Paso 1: <text:span text:style-name="T21">Se ingresa al sistema Colibrí con un usuario con permisos de administrador.</text:span></text:p>
            </text:list-item>
            <text:list-item>
              <text:p text:style-name="P108">Paso 2: <text:span text:style-name="T22">Se listan los formularios creados por el gestor.</text:span></text:p>
            </text:list-item>
            <text:list-item>
              <text:p text:style-name="P108">Paso 3: <text:span text:style-name="T22">Se selecciona la opción para dar de baja a un formulario.</text:span></text:p>
            </text:list-item>
            <text:list-item>
              <text:p text:style-name="P111">Paso 4: Se abre una dialogo para confirmar la baja de<text:span text:style-name="T101">l formulario.</text:span></text:p>
            </text:list-item>
            <text:list-item>
              <text:p text:style-name="P108">Paso <text:span text:style-name="T25">5</text:span>: <text:span text:style-name="T23">Se da de baja al formulario.</text:span></text:p>
            </text:list-item>
          </text:list>
        </text:list-item>
        <text:list-item>
          <text:p text:style-name="P106">Modifica<text:span text:style-name="T97">ción</text:span> de formularios</text:p>
          <text:list>
            <text:list-item>
              <text:p text:style-name="P109">Paso 1: <text:span text:style-name="T21">Se ingresa al sistema Colibrí con un usuario con permisos de administrador.</text:span></text:p>
            </text:list-item>
            <text:list-item>
              <text:p text:style-name="P109">Paso 2: <text:span text:style-name="T22">Se listan los formularios creados por el gestor.</text:span></text:p>
            </text:list-item>
            <text:list-item>
              <text:p text:style-name="P109">Paso 3: <text:span text:style-name="T22">Se selecciona la opción para modificar a un formulario.</text:span></text:p>
            </text:list-item>
            <text:list-item>
              <text:p text:style-name="P113">Paso 4: Se abre la ventana para modificar los campos de<text:span text:style-name="T102">l</text:span> formulario <text:span text:style-name="T118">(titulo, correo, etc). También se podrán modificar los campos</text:span><text:span text:style-name="T118"><text:note text:id="ftn2" text:note-class="footnote"><text:note-citation>2</text:note-citation><text:note-body><text:p text:style-name="P105">La prueba de la <text:span text:style-name="T118">modificación</text:span> de campos se realiza en el CP02</text:p></text:note-body></text:note></text:span><text:span text:style-name="T118"> de texto, área de texto, fechas, etc.</text:span></text:p>
            </text:list-item>
            <text:list-item>
              <text:p text:style-name="P114">Paso <text:span text:style-name="T26">6</text:span>: Se <text:span text:style-name="T24">guardan los cambios de las modificaciones.</text:span></text:p>
            </text:list-item>
          </text:list>
        </text:list-item>
      </text:list>
      <text:p text:style-name="P91"/>
      <text:p text:style-name="P99">Resultado esperado</text:p>
      <text:p text:style-name="P92">Poder realizar la alta, baja y modificación de <text:span text:style-name="T29">formularios de manera exitosa.</text:span></text:p>
      <text:p text:style-name="P86"/>
      <text:p text:style-name="P99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9">x</text:p>
          </table:table-cell>
        </table:table-row>
      </table:table>
      <text:p text:style-name="P93"/>
      <text:p text:style-name="P93"/>
      <text:p text:style-name="P93">CP0<text:span text:style-name="T98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3" office:value-type="string">
            <text:p text:style-name="P11"><text:span text:style-name="T4">Proyecto:</text:span> <text:span text:style-name="T28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2"><text:span text:style-name="T4">Nivel de prueba:</text:span> <text:span text:style-name="T34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8"><text:span text:style-name="T4">ID Caso de uso:</text:span> <text:span text:style-name="T31">CU03</text:span><text:span text:style-name="T89">1</text:span><text:span text:style-name="T31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2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41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3"><text:span text:style-name="T4">ID Requerimiento:</text:span> <text:span text:style-name="T32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4"><text:span text:style-name="T4">Autor de Caso de prueba:</text:span> <text:span text:style-name="T33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Nombre Escenario:</text:span> <text:span text:style-name="T33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4"><text:span text:style-name="T4">Nombre del Probador:</text:span> <text:span text:style-name="T33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4"><text:span text:style-name="T4">Versión del Caso de prueba: </text:span><text:span text:style-name="T37">1.0</text:span></text:p>
          </table:table-cell>
          <table:covered-table-cell/>
          <table:covered-table-cell/>
          <table:table-cell table:style-name="Table1.D5" office:value-type="string">
            <text:p text:style-name="P48">Fecha de creación:</text:p>
          </table:table-cell>
          <table:table-cell table:style-name="Table1.E5" office:value-type="string">
            <text:p text:style-name="P48">Fecha de ejecución:</text:p>
          </table:table-cell>
        </table:table-row>
        <table:table-row>
          <table:table-cell table:style-name="Table1.A6" table:number-columns-spanned="3" office:value-type="string">
            <text:p text:style-name="P48">Nombre Caso de prueba: <text:span text:style-name="T36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5"><text:span text:style-name="T93">12</text:span>/<text:span text:style-name="T40">11</text:span>/<text:span text:style-name="T40">17</text:span></text:p>
          </table:table-cell>
          <table:table-cell table:style-name="Table1.E6" office:value-type="string">
            <text:p text:style-name="P15"><text:span text:style-name="T117">29</text:span>/<text:span text:style-name="T117">05</text:span>/<text:span text:style-name="T117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49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6">Se deben tener una computadora con acceso <text:span text:style-name="T42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7">Se debe tener una <text:span text:style-name="T43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8"><text:span text:style-name="T5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49">N.º Paso </text:p>
          </table:table-cell>
          <table:table-cell table:style-name="Table1.A11" office:value-type="string">
            <text:p text:style-name="P49">Condición</text:p>
          </table:table-cell>
          <table:table-cell table:style-name="Table1.A11" office:value-type="string">
            <text:p text:style-name="P49">Valores</text:p>
          </table:table-cell>
          <table:table-cell table:style-name="Table1.A11" office:value-type="string">
            <text:p text:style-name="P49">Resultado Esperado</text:p>
          </table:table-cell>
          <table:table-cell table:style-name="Table1.A7" office:value-type="string">
            <text:p text:style-name="P49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19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2">1</text:p>
          </table:table-cell>
          <table:table-cell table:style-name="Table1.B22" office:value-type="string">
            <text:p text:style-name="P21">Se debe ver reflejada en la base de datos la creación de<text:span text:style-name="T104">l nuevo formularios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59">Certificado de alumno regular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86">4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2">Carrera </text:span><text:span text:style-name="T64">(</text:span><text:span text:style-name="T84">Lista Desplegable</text:span><text:span text:style-name="T64">)</text:span><text:span text:style-name="T62">, </text:span><text:span text:style-name="T63">Cantidad</text:span><text:span text:style-name="T64">(</text:span><text:span text:style-name="T84">Campo Texto</text:span><text:span text:style-name="T64">)</text:span><text:span text:style-name="T57">}</text:span></text:p>
          </table:table-cell>
          <table:table-cell table:style-name="Table1.D22" office:value-type="string">
            <text:p text:style-name="P30">Creación de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5">Y se debe mostrar en la sección de formularios de la página.</text:p>
          </table:table-cell>
          <table:table-cell table:style-name="Table1.E22" office:value-type="string">
            <text:p text:style-name="P31"><text:span text:style-name="T107">Se cr</text:span>ea <text:span text:style-name="T107">un</text:span>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6">Y se <text:span text:style-name="T107">muestra</text:span> en la sección de formularios de la página <text:span text:style-name="T107">para todo el público.</text:span></text:p>
          </table:table-cell>
        </table:table-row>
        <table:table-row>
          <table:table-cell table:style-name="Table1.A22" office:value-type="string">
            <text:p text:style-name="P22">1.2</text:p>
          </table:table-cell>
          <table:table-cell table:style-name="Table1.B22" office:value-type="string">
            <text:p text:style-name="P39">No se debe ver <text:soft-page-break/>reflejada en la base de datos la creación de<text:span text:style-name="T104">l nuevo formularios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soft-page-break/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59">Certificado de alumno regular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-</text:span></text:p>
          </table:table-cell>
          <table:table-cell table:style-name="Table1.D22" office:value-type="string">
            <text:p text:style-name="P39">Mensaje de error <text:soft-page-break/>advirtiendo que el formulario debe poseer al menos un campo.</text:p>
          </table:table-cell>
          <table:table-cell table:style-name="Table1.E22" office:value-type="string">
            <text:p text:style-name="P39">Se visualiza un mensaje <text:soft-page-break/>de error advirtiendo que el formulario debe poseer al menos un campo.</text:p>
          </table:table-cell>
        </table:table-row>
        <table:table-row>
          <table:table-cell table:style-name="Table1.A22" office:value-type="string">
            <text:p text:style-name="P22">1.<text:span text:style-name="T107">3</text:span></text:p>
          </table:table-cell>
          <table:table-cell table:style-name="Table1.B22" office:value-type="string">
            <text:p text:style-name="P39">No se debe ver reflejada en la base de datos la creación de<text:span text:style-name="T104">l nuevo formularios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59">Certificado de alumno regular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</text:span><text:span text:style-name="T67">{Nombre (Campo texto, no obligatorio}</text:span></text:p>
          </table:table-cell>
          <table:table-cell table:style-name="Table1.D22" office:value-type="string">
            <text:p text:style-name="P39">Mensaje de error advirtiendo que el formulario debe poseer al menos un campo <text:span text:style-name="T107">obligatorio en el formulario.</text:span></text:p>
          </table:table-cell>
          <table:table-cell table:style-name="Table1.E22" office:value-type="string">
            <text:p text:style-name="P39">Se visualiza un mensaje de error advirtiendo que el formulario debe poseer al menos un campo <text:span text:style-name="T107">obligatorio.</text:span></text:p>
          </table:table-cell>
        </table:table-row>
        <table:table-row>
          <table:table-cell table:style-name="Table1.A22" office:value-type="string">
            <text:p text:style-name="P22">1.<text:span text:style-name="T108">4</text:span></text:p>
          </table:table-cell>
          <table:table-cell table:style-name="Table1.B22" office:value-type="string">
            <text:p text:style-name="P39"><text:span text:style-name="T107">S</text:span>e debe ver reflejada en la base de datos la creación de<text:span text:style-name="T104">l nuevo formularios con los detalles y campos </text:span><text:soft-page-break/><text:span text:style-name="T104">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oft-page-break/><text:span text:style-name="T80">t</text:span><text:span text:style-name="T79">itulo</text:span><text:span text:style-name="T57"> </text:span><text:span text:style-name="T58">= </text:span><text:span text:style-name="T59">Certificado de alumno regular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</text:span><text:span text:style-name="T67">{Nombre (Campo texto, obligatorio)}</text:span></text:p>
          </table:table-cell>
          <table:table-cell table:style-name="Table1.D22" office:value-type="string">
            <text:p text:style-name="P32">Creación de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7">Y se debe mostrar en la <text:soft-page-break/>sección de formularios de la página.</text:p>
          </table:table-cell>
          <table:table-cell table:style-name="Table1.E22" office:value-type="string">
            <text:p text:style-name="P32"><text:span text:style-name="T107">Se c</text:span>rea <text:span text:style-name="T107">un</text:span>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7">Y se <text:span text:style-name="T107">muestra</text:span> en la <text:soft-page-break/>sección de formularios de la página <text:span text:style-name="T107">para todo el público.</text:span></text:p>
          </table:table-cell>
        </table:table-row>
        <table:table-row>
          <table:table-cell table:style-name="Table1.A22" office:value-type="string">
            <text:p text:style-name="P43">1.5</text:p>
          </table:table-cell>
          <table:table-cell table:style-name="Table1.B22" office:value-type="string">
            <text:p text:style-name="P21">Se debe ver reflejada en la base de datos la creación de<text:span text:style-name="T104">l nuevo formularios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59">Certificado de alumno regular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</text:span><text:span text:style-name="T66">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2">Carrera </text:span><text:span text:style-name="T64">(</text:span><text:span text:style-name="T84">Lista Desplegable</text:span><text:span text:style-name="T64">)</text:span><text:span text:style-name="T62">, </text:span><text:span text:style-name="T63">Cantidad</text:span><text:span text:style-name="T64">(</text:span><text:span text:style-name="T84">Campo Texto</text:span><text:span text:style-name="T64">)</text:span><text:span text:style-name="T57">}</text:span></text:p>
          </table:table-cell>
          <table:table-cell table:style-name="Table1.D22" office:value-type="string">
            <text:p text:style-name="P30">Creación de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5">Y se debe mostrar en la sección de formularios de la página.</text:p>
          </table:table-cell>
          <table:table-cell table:style-name="Table1.E22" office:value-type="string">
            <text:p text:style-name="P31"><text:span text:style-name="T107">Se cr</text:span>ea <text:span text:style-name="T107">un</text:span> formulario <text:span text:style-name="T106">con </text:span><text:span text:style-name="T13">titulo </text:span><text:span text:style-name="T14">“</text:span><text:span text:style-name="T13">Certificado de alumno regular”</text:span> en la BD con éxito.</text:p>
            <text:p text:style-name="P36">Y se <text:span text:style-name="T107">muestra</text:span> en la sección de formularios de la págin<text:span text:style-name="T108">a sólo para usuario que inician sesión.</text:span></text:p>
          </table:table-cell>
        </table:table-row>
        <table:table-row>
          <table:table-cell table:style-name="Table1.A22" office:value-type="string">
            <text:p text:style-name="P57">1.6</text:p>
          </table:table-cell>
          <table:table-cell table:style-name="Table1.B22" office:value-type="string">
            <text:p text:style-name="P56">Se debe ver reflejada en la base de datos la creación de<text:span text:style-name="T104">l nuevo formularios con los </text:span><text:soft-page-break/><text:span text:style-name="T104">detalles y campos especificados.</text:span></text:p>
          </table:table-cell>
          <table:table-cell table:style-name="Table1.C22" office:value-type="string">
            <text:p text:style-name="P67"><text:span text:style-name="T82">correo-respuestas</text:span><text:span text:style-name="T77"> = </text:span><text:span text:style-name="T78">secretariaacademica</text:span><text:a xlink:type="simple" xlink:href="mailto:arielmachini.pruebas@gmail.com" text:style-name="Internet_20_link" text:visited-style-name="Visited_20_Internet_20_Link"><text:span text:style-name="T77">@gmail.com</text:span></text:a></text:p>
            <text:p text:style-name="P73"><text:span text:style-name="T81">notificaciones</text:span><text:span text:style-name="T57"> </text:span><text:span text:style-name="T58">= </text:span><text:soft-page-break/><text:span text:style-name="T65">tildado</text:span></text:p>
            <text:p text:style-name="P74"><text:span text:style-name="T80">t</text:span><text:span text:style-name="T79">itulo</text:span><text:span text:style-name="T57"> </text:span><text:span text:style-name="T58">= </text:span><text:span text:style-name="T68">Encue</text:span><text:span text:style-name="T69">s</text:span><text:span text:style-name="T68">ta a profesionales</text:span></text:p>
            <text:p text:style-name="P75"><text:span text:style-name="T79">descripción</text:span><text:span text:style-name="T57"> = Mediante </text:span><text:span text:style-name="T68">esta encuesta se busca obtener información personal de los profesores</text:span><text:span text:style-name="T60">.</text:span></text:p>
            <text:p text:style-name="P76"><text:span text:style-name="T79">Destinatarios</text:span><text:span text:style-name="T57"> = { </text:span><text:span text:style-name="T68">Profesores</text:span><text:span text:style-name="T66"> </text:span><text:span text:style-name="T57">}</text:span></text:p>
            <text:p text:style-name="P77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77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78"><text:span text:style-name="T79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8">Título máximo obtenido</text:span><text:span text:style-name="T62"> </text:span><text:span text:style-name="T64">(</text:span><text:span text:style-name="T84">Lista Desplegable</text:span><text:span text:style-name="T64">)</text:span><text:span text:style-name="T57">}</text:span></text:p>
          </table:table-cell>
          <table:table-cell table:style-name="Table1.D22" office:value-type="string">
            <text:p text:style-name="P52">Creación de formulario <text:span text:style-name="T106">con </text:span><text:span text:style-name="T13">titulo </text:span><text:span text:style-name="T14">“</text:span><text:span text:style-name="T48"> </text:span><text:span text:style-name="T49">Encue</text:span><text:span text:style-name="T50">s</text:span><text:span text:style-name="T49">ta a profesionales</text:span><text:span text:style-name="T13">”</text:span> en la BD con éxito.</text:p>
            <text:p text:style-name="P54"><text:soft-page-break/>Y se debe mostrar en la sección de formularios de la página.</text:p>
          </table:table-cell>
          <table:table-cell table:style-name="Table1.E22" office:value-type="string">
            <text:p text:style-name="P53"><text:span text:style-name="T107">Se cr</text:span>ea <text:span text:style-name="T107">un</text:span> formulario <text:span text:style-name="T106">con </text:span><text:span text:style-name="T13">t</text:span><text:span text:style-name="T18">í</text:span><text:span text:style-name="T16">tulo </text:span><text:span text:style-name="T17">“</text:span><text:span text:style-name="T51">Encue</text:span><text:span text:style-name="T52">s</text:span><text:span text:style-name="T51">ta a profesionales</text:span><text:span text:style-name="T16">”</text:span><text:span text:style-name="T12"> </text:span>en la BD con éxito.</text:p>
            <text:p text:style-name="P55"><text:soft-page-break/>Pero no se <text:span text:style-name="T107">muestra en la sección de formularios de la página sólo para los usuarios registrados <text:s/>que sean profesores.</text:span></text:p>
          </table:table-cell>
        </table:table-row>
        <table:table-row>
          <table:table-cell table:style-name="Table1.A22" office:value-type="string">
            <text:p text:style-name="P43">1.6</text:p>
          </table:table-cell>
          <table:table-cell table:style-name="Table1.B22" office:value-type="string">
            <text:p text:style-name="P40">No se debe ver reflejada en la base de datos la creación de<text:span text:style-name="T104">l nuevo formulario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-</text:span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68">Encue</text:span><text:span text:style-name="T69">s</text:span><text:span text:style-name="T68">ta a profesionales</text:span></text:p>
            <text:p text:style-name="P63"><text:span text:style-name="T79">descripción</text:span><text:span text:style-name="T57"> = Mediante </text:span><text:span text:style-name="T68">esta encuesta se busca obtener información personal de los profesores</text:span><text:span text:style-name="T60">.</text:span></text:p>
            <text:p text:style-name="P64"><text:span text:style-name="T79">Destinatarios</text:span><text:span text:style-name="T57"> = { </text:span><text:span text:style-name="T68">Profesores</text:span><text:span text:style-name="T66">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8">Título máximo obtenido</text:span><text:span text:style-name="T62"> </text:span><text:span text:style-name="T64">(</text:span><text:span text:style-name="T84">Lista Desplegable</text:span><text:span text:style-name="T64">)</text:span><text:span text:style-name="T57">}</text:span></text:p>
          </table:table-cell>
          <table:table-cell table:style-name="Table1.D22" office:value-type="string">
            <text:p text:style-name="P40">Mensaje de error advirtiendo que el formulario debe <text:span text:style-name="T109">ingresar una dirección de e-mail valida.</text:span></text:p>
          </table:table-cell>
          <table:table-cell table:style-name="Table1.E22" office:value-type="string">
            <text:p text:style-name="P40"><text:span text:style-name="T109">Se visualiza un m</text:span>ensaje de error advirtiendo que el formulario debe <text:span text:style-name="T109">ingresar una dirección de e-mail válida.</text:span></text:p>
          </table:table-cell>
        </table:table-row>
        <table:table-row>
          <table:table-cell table:style-name="Table1.A22" office:value-type="string">
            <text:p text:style-name="P43">1.<text:span text:style-name="T110">7</text:span></text:p>
          </table:table-cell>
          <table:table-cell table:style-name="Table1.B22" office:value-type="string">
            <text:p text:style-name="P40"><text:span text:style-name="T110">S</text:span>e debe ver reflejada en la base de datos la creación de<text:span text:style-name="T104">l nuevo formulario con los detalles y campos especificados.</text:span></text:p>
          </table:table-cell>
          <table:table-cell table:style-name="Table1.C22" office:value-type="string">
            <text:p text:style-name="P68"><text:span text:style-name="T79">correo-respuestas</text:span><text:span text:style-name="T57"> = </text:span><text:span text:style-name="T68">secretariaacademica</text:span><text:a xlink:type="simple" xlink:href="mailto:arielmachini.pruebas@gmail.com" text:style-name="Internet_20_link" text:visited-style-name="Visited_20_Internet_20_Link"><text:span text:style-name="T57">@gmail.com</text:span></text:a></text:p>
            <text:p text:style-name="P62"><text:span text:style-name="T81">notificaciones</text:span><text:span text:style-name="T57"> </text:span><text:span text:style-name="T58">= </text:span><text:span text:style-name="T70">sin tildar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68">Encue</text:span><text:span text:style-name="T69">s</text:span><text:span text:style-name="T68">ta a profesionales</text:span></text:p>
            <text:p text:style-name="P63"><text:span text:style-name="T79">descripción</text:span><text:span text:style-name="T57"> = </text:span><text:soft-page-break/><text:span text:style-name="T57">Mediante </text:span><text:span text:style-name="T68">esta encuesta se busca obtener información personal de los profesores</text:span><text:span text:style-name="T60">.</text:span></text:p>
            <text:p text:style-name="P64"><text:span text:style-name="T79">Destinatarios</text:span><text:span text:style-name="T57"> = { </text:span><text:span text:style-name="T68">Profesores</text:span><text:span text:style-name="T66">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8">Título máximo obtenido</text:span><text:span text:style-name="T62"> </text:span><text:span text:style-name="T64">(</text:span><text:span text:style-name="T84">Lista Desplegable</text:span><text:span text:style-name="T64">)</text:span><text:span text:style-name="T57">}</text:span></text:p>
          </table:table-cell>
          <table:table-cell table:style-name="Table1.D22" office:value-type="string">
            <text:p text:style-name="P33">Creación de formulario <text:span text:style-name="T106">con </text:span><text:span text:style-name="T13">titulo </text:span><text:span text:style-name="T14">“</text:span><text:span text:style-name="T48"> </text:span><text:span text:style-name="T49">Encue</text:span><text:span text:style-name="T50">s</text:span><text:span text:style-name="T49">ta a profesionales</text:span><text:span text:style-name="T13">”</text:span> en la BD con éxito.</text:p>
            <text:p text:style-name="P38">Y se debe mostrar en la sección de formularios de la página.</text:p>
          </table:table-cell>
          <table:table-cell table:style-name="Table1.E22" office:value-type="string">
            <text:p text:style-name="P33"><text:span text:style-name="T107">Se cr</text:span>ea <text:span text:style-name="T107">un</text:span> formulario <text:span text:style-name="T106">con </text:span><text:span text:style-name="T13">titulo </text:span><text:span text:style-name="T14">“</text:span><text:span text:style-name="T49">Encue</text:span><text:span text:style-name="T50">s</text:span><text:span text:style-name="T49">ta a profesionales</text:span><text:span text:style-name="T13">”</text:span><text:span text:style-name="T12"> </text:span>en la BD con éxito.</text:p>
            <text:p text:style-name="P38">Y se <text:span text:style-name="T107">muestra</text:span> en la sección de formularios de la págin<text:span text:style-name="T108">a sólo para los usuarios registrados <text:s/></text:span><text:soft-page-break/><text:span text:style-name="T108">que sean profesores.</text:span></text:p>
          </table:table-cell>
        </table:table-row>
        <table:table-row>
          <table:table-cell table:style-name="Table1.A22" office:value-type="string">
            <text:p text:style-name="P22">1.<text:span text:style-name="T111">8</text:span></text:p>
          </table:table-cell>
          <table:table-cell table:style-name="Table1.B22" office:value-type="string">
            <text:p text:style-name="P39">No se debe ver reflejada en la base de datos la creación de<text:span text:style-name="T104">l nuevo formularios con los detalles y campos especificados.</text:span></text:p>
          </table:table-cell>
          <table:table-cell table:style-name="Table1.C22" office:value-type="string">
            <text:p text:style-name="P67"><text:span text:style-name="T79">correo-respuestas</text:span><text:span text:style-name="T57"> = </text:span><text:a xlink:type="simple" xlink:href="mailto:arielmachini.pruebas@gmail.com" text:style-name="Internet_20_link" text:visited-style-name="Visited_20_Internet_20_Link"><text:span text:style-name="T57">arielmachini.pruebas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59">-</text:span></text:p>
            <text:p text:style-name="P63"><text:span text:style-name="T79">descripción</text:span><text:span text:style-name="T57"> = Mediante este formulario se podrán solicitar certificados de alumno regular 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 </text:span><text:span text:style-name="T57">}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-</text:span></text:p>
          </table:table-cell>
          <table:table-cell table:style-name="Table1.D22" office:value-type="string">
            <text:p text:style-name="P39">Mensaje de error advirtiendo que <text:span text:style-name="T111">se debe especificar el título del formulario.</text:span></text:p>
          </table:table-cell>
          <table:table-cell table:style-name="Table1.E22" office:value-type="string">
            <text:p text:style-name="P41">Se visualiza un mensaje de error advirtiendo que <text:span text:style-name="T111">se debe especificar el título del formulario.</text:span></text:p>
          </table:table-cell>
        </table:table-row>
        <table:table-row>
          <table:table-cell table:style-name="Table1.A22" office:value-type="string">
            <text:p text:style-name="P43">1.<text:span text:style-name="T112">9</text:span></text:p>
          </table:table-cell>
          <table:table-cell table:style-name="Table1.B22" office:value-type="string">
            <text:p text:style-name="P40">No se debe ver reflejada en la base de datos la creación de<text:span text:style-name="T104">l nuevo formulario con los detalles y campos especificados.</text:span></text:p>
          </table:table-cell>
          <table:table-cell table:style-name="Table1.C22" office:value-type="string">
            <text:p text:style-name="P69"><text:span text:style-name="T79">correo-respuestas</text:span><text:span text:style-name="T57"> = </text:span><text:span text:style-name="T68">secretariaacademica</text:span><text:a xlink:type="simple" xlink:href="mailto:arielmachini.pruebas@gmail.com" text:style-name="Internet_20_link" text:visited-style-name="Visited_20_Internet_20_Link"><text:span text:style-name="T57">@gmail.com</text:span></text:a></text:p>
            <text:p text:style-name="P62"><text:span text:style-name="T81">notificaciones</text:span><text:span text:style-name="T57"> </text:span><text:span text:style-name="T58">= </text:span><text:span text:style-name="T65">tildado</text:span></text:p>
            <text:p text:style-name="P61"><text:span text:style-name="T80">t</text:span><text:span text:style-name="T79">itulo</text:span><text:span text:style-name="T57"> </text:span><text:span text:style-name="T58">= </text:span><text:span text:style-name="T68">Encue</text:span><text:span text:style-name="T69">s</text:span><text:span text:style-name="T68">ta a profesionales</text:span></text:p>
            <text:p text:style-name="P63"><text:span text:style-name="T79">descripción</text:span><text:span text:style-name="T57"> = Mediante </text:span><text:span text:style-name="T68">esta encuesta se busca obtener información personal de los profesores</text:span><text:span text:style-name="T60">.</text:span></text:p>
            <text:p text:style-name="P64"><text:soft-page-break/><text:span text:style-name="T79">Destinatarios</text:span><text:span text:style-name="T57"> = -</text:span></text:p>
            <text:p text:style-name="P65"><text:span text:style-name="T79">abiertoDesde</text:span><text:span text:style-name="T57"> <text:s/>= </text:span><text:span text:style-name="T66">29</text:span><text:span text:style-name="T57">/</text:span><text:span text:style-name="T66">05</text:span><text:span text:style-name="T57">/</text:span><text:span text:style-name="T66">2020</text:span><text:span text:style-name="T57"> </text:span></text:p>
            <text:p text:style-name="P65"><text:span text:style-name="T79">abiertoHasta</text:span><text:span text:style-name="T57"> = </text:span><text:span text:style-name="T66">30</text:span><text:span text:style-name="T57">/</text:span><text:span text:style-name="T66">06</text:span><text:span text:style-name="T57">/</text:span><text:span text:style-name="T66">2020</text:span></text:p>
            <text:p text:style-name="P66"><text:span text:style-name="T79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8">Título máximo obtenido</text:span><text:span text:style-name="T62"> </text:span><text:span text:style-name="T64">(</text:span><text:span text:style-name="T84">Lista Desplegable</text:span><text:span text:style-name="T64">)</text:span><text:span text:style-name="T57">}</text:span></text:p>
          </table:table-cell>
          <table:table-cell table:style-name="Table1.D22" office:value-type="string">
            <text:p text:style-name="P40">Mensaje de error advirtiendo que <text:span text:style-name="T113">no se selecciona ningún destinario para el formulario.</text:span></text:p>
          </table:table-cell>
          <table:table-cell table:style-name="Table1.E22" office:value-type="string">
            <text:p text:style-name="P42"><text:span text:style-name="T109">Se visualiza un m</text:span>ensaje de error advirtiendo que <text:span text:style-name="T113">no se selecciona ningún destinario para el formulario.</text:span></text:p>
          </table:table-cell>
        </table:table-row>
        <table:table-row table:style-name="Table1.23">
          <table:table-cell table:style-name="Table1.A12" table:number-columns-spanned="5" office:value-type="string">
            <text:p text:style-name="P20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5" office:value-type="string">
            <text:p text:style-name="P47">Modificación admitida cuando el formulario no posee respues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office:value-type="string">
            <text:p text:style-name="P22">1.<text:span text:style-name="T116">10</text:span></text:p>
          </table:table-cell>
          <table:table-cell table:style-name="Table1.B27" office:value-type="string">
            <text:p text:style-name="P21">Se debe<text:span text:style-name="T114">n</text:span> ver reflejad<text:span text:style-name="T114">as</text:span> en la base de datos l<text:span text:style-name="T114">as modificaciones</text:span> <text:span text:style-name="T114">del formulario con los detalles y campos especificados.</text:span></text:p>
            <text:p text:style-name="P46">(Para esta modificación se tomo como datos iniciales los valores del paso 1)</text:p>
          </table:table-cell>
          <table:table-cell table:style-name="Table1.C27" office:value-type="string">
            <text:p text:style-name="P67"><text:span text:style-name="T79">correo-respuestas</text:span><text:span text:style-name="T57"> = </text:span><text:span text:style-name="T73">secretariaalumnos</text:span><text:a xlink:type="simple" xlink:href="mailto:arielmachini.pruebas@gmail.com" text:style-name="Internet_20_link" text:visited-style-name="Visited_20_Internet_20_Link"><text:span text:style-name="T72">@gmail.com</text:span></text:a></text:p>
            <text:p text:style-name="P70"><text:span text:style-name="T81">notificaciones</text:span><text:span text:style-name="T57"> </text:span><text:span text:style-name="T58">= </text:span><text:span text:style-name="T71">sin tildar</text:span></text:p>
            <text:p text:style-name="P71"><text:span text:style-name="T80">t</text:span><text:span text:style-name="T79">itulo</text:span><text:span text:style-name="T57"> </text:span><text:span text:style-name="T58">= </text:span><text:span text:style-name="T59">Certificado</text:span><text:span text:style-name="T71">s acedemicos</text:span></text:p>
            <text:p text:style-name="P63"><text:span text:style-name="T79">descripción</text:span><text:span text:style-name="T57"> = Mediante este formulario se podrán solicitar certificados </text:span><text:span text:style-name="T71">académicos </text:span><text:span text:style-name="T57">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</text:span><text:span text:style-name="T57">}</text:span></text:p>
            <text:p text:style-name="P72"><text:span text:style-name="T79">abiertoDesde</text:span><text:span text:style-name="T57"> = - </text:span><text:span text:style-name="T79">abiertoHasta</text:span><text:span text:style-name="T57"> =</text:span><text:span text:style-name="T66"> -</text:span></text:p>
            <text:p text:style-name="P66"><text:span text:style-name="T83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2">Carrera </text:span><text:span text:style-name="T64">(</text:span><text:span text:style-name="T84">Lista Desplegable</text:span><text:span text:style-name="T64">)</text:span><text:span text:style-name="T74">, </text:span><text:span text:style-name="T75">Tipo de certificado </text:span><text:span text:style-name="T76">(</text:span><text:span text:style-name="T85">Campo Texto</text:span><text:span text:style-name="T76">)</text:span><text:span text:style-name="T72">}</text:span></text:p>
          </table:table-cell>
          <table:table-cell table:style-name="Table1.D27" office:value-type="string">
            <text:p text:style-name="P30"><text:span text:style-name="T114">Modificación</text:span> de<text:span text:style-name="T115">l </text:span>formulario <text:span text:style-name="T106">con el nuevo </text:span><text:span text:style-name="T13">titulo </text:span><text:span text:style-name="T14">“</text:span><text:span text:style-name="T13">Certificado</text:span><text:span text:style-name="T15">s</text:span><text:span text:style-name="T13"> </text:span><text:span text:style-name="T15">académicos”</text:span> <text:s/>en la BD con éxito.</text:p>
            <text:p text:style-name="P35">Y se debe mostrar en la sección de formularios de la página.</text:p>
          </table:table-cell>
          <table:table-cell table:style-name="Table1.E27" office:value-type="string">
            <text:p text:style-name="P34"><text:span text:style-name="T107">Se modifica</text:span> <text:span text:style-name="T115">el</text:span> formulario <text:span text:style-name="T106">con </text:span><text:span text:style-name="T13">titulo </text:span><text:span text:style-name="T14">“</text:span><text:span text:style-name="T13">Certificado</text:span><text:span text:style-name="T15">s</text:span><text:span text:style-name="T13"> </text:span><text:span text:style-name="T15">académicos”</text:span><text:span text:style-name="T12"> <text:s/></text:span>en la BD con éxito.</text:p>
            <text:p text:style-name="P36">Y se <text:span text:style-name="T107">muestra</text:span> e<text:span text:style-name="T115">l formulario en la</text:span> sección de formularios de la página <text:span text:style-name="T107">para todo el público.</text:span></text:p>
          </table:table-cell>
        </table:table-row>
        <table:table-row>
          <table:table-cell table:style-name="Table1.A26" table:number-columns-spanned="5" office:value-type="string">
            <text:p text:style-name="P47">Modificación limitada cuando el formulario posee respues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office:value-type="string">
            <text:p text:style-name="P47">1.11</text:p>
          </table:table-cell>
          <table:table-cell table:style-name="Table1.B27" office:value-type="string">
            <text:p text:style-name="P21">Se debe<text:span text:style-name="T114">n</text:span> ver reflejad<text:span text:style-name="T114">as</text:span> en la base de datos l<text:span text:style-name="T114">as modificaciones</text:span> <text:span text:style-name="T114">del formulario con los detalles y campos especificados.</text:span></text:p>
            <text:p text:style-name="P46">(Para esta modificación se tomo como datos iniciales <text:soft-page-break/>los valores del paso 1)</text:p>
          </table:table-cell>
          <table:table-cell table:style-name="Table1.C27" office:value-type="string">
            <text:p text:style-name="P67"><text:span text:style-name="T79">correo-respuestas</text:span><text:span text:style-name="T57"> = </text:span><text:span text:style-name="T73">secretariaalumnos</text:span><text:a xlink:type="simple" xlink:href="mailto:arielmachini.pruebas@gmail.com" text:style-name="Internet_20_link" text:visited-style-name="Visited_20_Internet_20_Link"><text:span text:style-name="T72">@gmail.com</text:span></text:a></text:p>
            <text:p text:style-name="P70"><text:span text:style-name="T81">notificaciones</text:span><text:span text:style-name="T57"> </text:span><text:span text:style-name="T58">= </text:span><text:span text:style-name="T71">sin tildar</text:span></text:p>
            <text:p text:style-name="P71"><text:span text:style-name="T80">t</text:span><text:span text:style-name="T79">itulo</text:span><text:span text:style-name="T57"> </text:span><text:span text:style-name="T58">= </text:span><text:span text:style-name="T59">Certificado</text:span><text:span text:style-name="T71">s acedemicos</text:span></text:p>
            <text:p text:style-name="P63"><text:span text:style-name="T79">descripción</text:span><text:span text:style-name="T57"> = Mediante este formulario se podrán </text:span><text:soft-page-break/><text:span text:style-name="T57">solicitar certificados </text:span><text:span text:style-name="T71">académicos </text:span><text:span text:style-name="T57">a la Secretaria </text:span><text:span text:style-name="T60">Académica.</text:span></text:p>
            <text:p text:style-name="P64"><text:span text:style-name="T79">Destinatarios</text:span><text:span text:style-name="T57"> = { Usuario </text:span><text:span text:style-name="T66">no registrado</text:span><text:span text:style-name="T57">}</text:span></text:p>
            <text:p text:style-name="P72"><text:span text:style-name="T79">abiertoDesde</text:span><text:span text:style-name="T57"> = - </text:span><text:span text:style-name="T79">abiertoHasta</text:span><text:span text:style-name="T57"> =</text:span><text:span text:style-name="T66"> -</text:span></text:p>
            <text:p text:style-name="P66"><text:span text:style-name="T83">campos</text:span><text:span text:style-name="T57"> = {</text:span><text:span text:style-name="T61">Nombre </text:span><text:span text:style-name="T64">(</text:span><text:span text:style-name="T84">Campo Texto</text:span><text:span text:style-name="T64">)</text:span><text:span text:style-name="T61">, DNI </text:span><text:span text:style-name="T64">(</text:span><text:span text:style-name="T84">Campo Texto</text:span><text:span text:style-name="T64">)</text:span><text:span text:style-name="T61">, </text:span><text:span text:style-name="T62">Carrera </text:span><text:span text:style-name="T64">(</text:span><text:span text:style-name="T84">Lista Desplegable</text:span><text:span text:style-name="T64">)</text:span><text:span text:style-name="T74">, </text:span><text:span text:style-name="T75">Tipo de certificado </text:span><text:span text:style-name="T76">(</text:span><text:span text:style-name="T85">Campo Texto</text:span><text:span text:style-name="T76">)</text:span><text:span text:style-name="T72">}</text:span></text:p>
          </table:table-cell>
          <table:table-cell table:style-name="Table1.D27" office:value-type="string">
            <text:p text:style-name="P30"><text:span text:style-name="T114">Modificación</text:span> de<text:span text:style-name="T115">l </text:span>formulario <text:span text:style-name="T106">con el nuevo </text:span><text:span text:style-name="T13">titulo </text:span><text:span text:style-name="T14">“</text:span><text:span text:style-name="T13">Certificado</text:span><text:span text:style-name="T15">s</text:span><text:span text:style-name="T13"> </text:span><text:span text:style-name="T15">académicos”</text:span> <text:s/>en la BD con éxito.</text:p>
            <text:p text:style-name="P35">Y se debe mostrar en la sección de formularios de la página.</text:p>
          </table:table-cell>
          <table:table-cell table:style-name="Table1.E27" office:value-type="string">
            <text:p text:style-name="P34"><text:span text:style-name="T107">Se modifica</text:span> <text:span text:style-name="T115">el</text:span> formulario <text:span text:style-name="T106">con </text:span><text:span text:style-name="T13">titulo </text:span><text:span text:style-name="T14">“</text:span><text:span text:style-name="T13">Certificado</text:span><text:span text:style-name="T15">s</text:span><text:span text:style-name="T13"> </text:span><text:span text:style-name="T15">académicos”</text:span><text:span text:style-name="T12"> <text:s/></text:span>en la BD con éxito.</text:p>
            <text:p text:style-name="P36">Y se <text:span text:style-name="T107">muestra</text:span> e<text:span text:style-name="T115">l formulario en la</text:span> sección de formularios de la página <text:span text:style-name="T107">para todo el público.</text:span></text:p>
          </table:table-cell>
        </table:table-row>
        <table:table-row table:style-name="Table1.28">
          <table:table-cell table:style-name="Table1.A12" table:number-columns-spanned="5" office:value-type="string">
            <text:p text:style-name="P20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office:value-type="string">
            <text:p text:style-name="P23">1.<text:span text:style-name="T116">12</text:span></text:p>
          </table:table-cell>
          <table:table-cell table:style-name="Table1.B29" office:value-type="string">
            <text:p text:style-name="P24">Se debe ver reflejada en la <text:s/>BD la baja del <text:s/>formulario.</text:p>
          </table:table-cell>
          <table:table-cell table:style-name="Table1.C29" office:value-type="string">
            <text:p text:style-name="P25">Solicitud de eliminación <text:span text:style-name="T105">de un formulario en especifico.</text:span></text:p>
          </table:table-cell>
          <table:table-cell table:style-name="Table1.D29" office:value-type="string">
            <text:p text:style-name="P45">Eliminación del <text:span text:style-name="T103">formulario especificado con éxito en la BD </text:span></text:p>
          </table:table-cell>
          <table:table-cell table:style-name="Table1.E29" office:value-type="string">
            <text:p text:style-name="P44">Se ve reflejado en la base de datos la eliminación del formulario especificado.</text:p>
          </table:table-cell>
        </table:table-row>
        <table:table-row table:style-name="Table1.30">
          <table:table-cell table:style-name="Table1.A7" table:number-columns-spanned="5" office:value-type="string">
            <text:p text:style-name="P50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5" office:value-type="string">
            <text:p text:style-name="P29"><text:span text:style-name="T87">1 </text:span><text:span text:style-name="T46">Para este caso de uso se considera que el gestor que accede a las funcionalidades tiene libertad de publicación de formularios.</text:span></text:p>
            <text:p text:style-name="P29"><text:span text:style-name="T87">2 </text:span><text:span text:style-name="T44">El valor de la entrada ‘nombre’ es obtenido de manera automática.</text:span></text:p>
            <text:p text:style-name="P29"><text:span text:style-name="T88">3 </text:span><text:span text:style-name="T45">El valor – significa que la entrada no fue especificada por el usuario.</text:span></text:p>
            <text:p text:style-name="P79"><text:span text:style-name="T53">4 </text:span><text:span text:style-name="T45">La </text:span><text:span text:style-name="T47">alta, baja y modificación</text:span><text:span text:style-name="T45"> de los campos se hace de manera simplificada y sin mayores detalles ya que tiene</text:span><text:span text:style-name="T47">n</text:span><text:span text:style-name="T45"> su propio caso de prueba CP02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3" table:number-columns-spanned="5" office:value-type="string">
            <text:p text:style-name="P51">Criterios de Aprobación de Caso de prueba: <text:span text:style-name="T38">Los casos de uso probados en el sistema funcionan de manera correcta y de acuerdo a sus especificaciones. Todos los elementos de la interfaz cumplen con el propósito para el que fueron añadidos en la interfaz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3" table:number-columns-spanned="5" office:value-type="string">
            <text:p text:style-name="P26"><text:span text:style-name="T4">Decisión de Aprobación del Caso de Prueba: <text:s/></text:span><text:span text:style-name="T35">Aprobó: _ _ _ <text:s text:c="3"/>Fallo: </text:span><text:span text:style-name="T39">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4" table:number-columns-spanned="5" office:value-type="string">
            <text:p text:style-name="P27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12</text:page-number><text:s/>DE <text:page-count>12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1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30T23:43:51.701737934</dc:date>
    <meta:editing-duration>PT15H43M5S</meta:editing-duration>
    <meta:editing-cycles>250</meta:editing-cycles>
    <meta:generator>LibreOffice/6.0.7.3$Linux_X86_64 LibreOffice_project/00m0$Build-3</meta:generator>
    <dc:creator>Cinthia Lima</dc:creator>
    <meta:document-statistic meta:table-count="5" meta:image-count="3" meta:object-count="0" meta:page-count="12" meta:paragraph-count="268" meta:word-count="2297" meta:character-count="14486" meta:non-whitespace-character-count="12433"/>
  </office:meta>
</office:document-meta>
</file>